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ext-properties fo:color="#ff0000"/>
    </style:style>
    <style:style style:name="ce3" style:family="table-cell" style:parent-style-name="Default">
      <style:text-properties fo:color="#0000ff" style:text-underline-style="solid" style:text-underline-width="auto" style:text-und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CB Packag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tock Code</text:p>
          </table:table-cell>
          <table:table-cell table:style-name="Default" office:value-type="string" calcext:value-type="string">
            <text:p>Supplier Link</text:p>
          </table:table-cell>
          <table:table-cell/>
          <table:table-cell office:value-type="string" calcext:value-type="string">
            <text:p>Link</text:p>
          </table:table-cell>
          <table:table-cell office:value-type="string" calcext:value-type="string">
            <text:p>Supplier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Integrated Circuits</text:p>
          </table:table-cell>
          <table:table-cell/>
          <table:table-cell office:value-type="string" calcext:value-type="string">
            <text:p>U3,U7</text:p>
          </table:table-cell>
          <table:table-cell office:value-type="string" calcext:value-type="string">
            <text:p>USBLC6-2</text:p>
          </table:table-cell>
          <table:table-cell office:value-type="string" calcext:value-type="string">
            <text:p>SUPERSOT-6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USBLC6-2SC6</text:p>
          </table:table-cell>
          <table:table-cell table:formula="of:=HYPERLINK([.J3];[.K3])" office:value-type="string" office:string-value="Mouser" calcext:value-type="string">
            <text:p>Mouser</text:p>
          </table:table-cell>
          <table:table-cell/>
          <table:table-cell office:value-type="string" calcext:value-type="string">
            <text:p>https://hu.mouser.com/ProductDetail/STMicroelectronics/USBLC6-2SC6?qs=sGAEpiMZZMvxHShE6Whpu%2fcIE2H5IOBdvREMGHqn6h0%3d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/>
          <table:table-cell office:value-type="string" calcext:value-type="string">
            <text:p>U4,U8</text:p>
          </table:table-cell>
          <table:table-cell office:value-type="string" calcext:value-type="string">
            <text:p>U OPAMP MCP6001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6001T-I/OT</text:p>
          </table:table-cell>
          <table:table-cell table:formula="of:=HYPERLINK([.J4];[.K4])" office:value-type="string" office:string-value="Mouser" calcext:value-type="string">
            <text:p>Mouser</text:p>
          </table:table-cell>
          <table:table-cell/>
          <table:table-cell office:value-type="string" calcext:value-type="string">
            <text:p>https://hu.mouser.com/ProductDetail/Microchip-Technology/MCP6001T-I-OT?qs=sGAEpiMZZMtCHixnSjNA6N5WMYiF%252b1mikedJbYl5uKY%3d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Integrated Circuits</text:p>
          </table:table-cell>
          <table:table-cell/>
          <table:table-cell office:value-type="string" calcext:value-type="string">
            <text:p>U5-U6</text:p>
          </table:table-cell>
          <table:table-cell office:value-type="string" calcext:value-type="string">
            <text:p>U HALL DRV5053</text:p>
          </table:table-cell>
          <table:table-cell office:value-type="string" calcext:value-type="string">
            <text:p>TS9011 SOT23</text:p>
          </table:table-cell>
          <table:table-cell table:number-columns-repeated="2"/>
          <table:table-cell table:formula="of:=HYPERLINK([.J5];[.K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stors</text:p>
          </table:table-cell>
          <table:table-cell/>
          <table:table-cell office:value-type="string" calcext:value-type="string">
            <text:p>R1-R3,R6,R9-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805_RES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HP05W3J0103T5E</text:p>
          </table:table-cell>
          <table:table-cell table:formula="of:=HYPERLINK([.J6];[.K6])" office:value-type="string" office:string-value="TME" calcext:value-type="string">
            <text:p>TME</text:p>
          </table:table-cell>
          <table:table-cell/>
          <table:table-cell office:value-type="string" calcext:value-type="string">
            <text:p>https://www.tme.eu/en/details/hp05-10k5%25/0805-smd-resistors/royal-ohm/hp05w3j0103t5e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Resistors</text:p>
          </table:table-cell>
          <table:table-cell/>
          <table:table-cell office:value-type="string" calcext:value-type="string">
            <text:p>R4-R5,R7-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805_RES</text:p>
          </table:table-cell>
          <table:table-cell office:value-type="string" calcext:value-type="string">
            <text:p>ROYAL OHM</text:p>
          </table:table-cell>
          <table:table-cell office:value-type="string" calcext:value-type="string">
            <text:p>HP05W3J0102T5E</text:p>
          </table:table-cell>
          <table:table-cell table:formula="of:=HYPERLINK([.J7];[.K7])" office:value-type="string" office:string-value="TME" calcext:value-type="string">
            <text:p>TME</text:p>
          </table:table-cell>
          <table:table-cell/>
          <table:table-cell office:value-type="string" calcext:value-type="string">
            <text:p>https://www.tme.eu/en/details/hp05-1k5%25/0805-smd-resistors/royal-ohm/hp05w3j0102t5e/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/>
          <table:table-cell office:value-type="string" calcext:value-type="string">
            <text:p>C1-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805_CAP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805ZRY5V9BB104 </text:p>
          </table:table-cell>
          <table:table-cell table:formula="of:=HYPERLINK([.J8];[.K8])" office:value-type="string" office:string-value="Mouser" calcext:value-type="string">
            <text:p>Mouser</text:p>
          </table:table-cell>
          <table:table-cell/>
          <table:table-cell office:value-type="string" calcext:value-type="string">
            <text:p>https://hu.mouser.com/ProductDetail/Yageo/CC0805ZRY5V9BB104?qs=sGAEpiMZZMvsSlwiRhF8qj9NgEuXmwzvSh6j0DMSg5Q%3d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Transistors</text:p>
          </table:table-cell>
          <table:table-cell/>
          <table:table-cell office:value-type="string" calcext:value-type="string">
            <text:p>Q1-Q4</text:p>
          </table:table-cell>
          <table:table-cell office:value-type="string" calcext:value-type="string">
            <text:p>DMG1023UV-7</text:p>
          </table:table-cell>
          <table:table-cell office:value-type="string" calcext:value-type="string">
            <text:p>SUPERSOT-6</text:p>
          </table:table-cell>
          <table:table-cell table:number-columns-repeated="2"/>
          <table:table-cell table:formula="of:=HYPERLINK([.J9];[.K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J1-J16</text:p>
          </table:table-cell>
          <table:table-cell office:value-type="string" calcext:value-type="string">
            <text:p>J SPRINGPIN</text:p>
          </table:table-cell>
          <table:table-cell office:value-type="string" calcext:value-type="string">
            <text:p>J PAD 1</text:p>
          </table:table-cell>
          <table:table-cell table:style-name="ce2" office:value-type="string" calcext:value-type="string">
            <text:p>Custom Component</text:p>
          </table:table-cell>
          <table:table-cell/>
          <table:table-cell table:formula="of:=HYPERLINK([.J10];[.K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J20-J27</text:p>
          </table:table-cell>
          <table:table-cell table:number-columns-repeated="2" office:value-type="string" calcext:value-type="string">
            <text:p>J POGO 1</text:p>
          </table:table-cell>
          <table:table-cell table:style-name="ce2" office:value-type="string" calcext:value-type="string">
            <text:p>Custom Component</text:p>
          </table:table-cell>
          <table:table-cell/>
          <table:table-cell table:formula="of:=HYPERLINK([.F11];[.K11]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currency-style style:name="N10121P0" style:volatile="true" number:language="en" number:country="US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0121" number:language="en" number:country="U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11:06:51.941000000</meta:creation-date>
    <dc:date>2018-10-29T11:11:24.617000000</dc:date>
    <meta:editing-duration>PT4M33S</meta:editing-duration>
    <meta:editing-cycles>1</meta:editing-cycles>
    <meta:document-statistic meta:table-count="1" meta:cell-count="77" meta:object-count="0"/>
    <meta:generator>LibreOffice/6.1.1.2$Windows_X86_64 LibreOffice_project/5d19a1bfa650b796764388cd8b33a5af1f5baa1b</meta:generator>
  </office:meta>
</office:document-meta>
</file>